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ad69a5" officeooo:paragraph-rsid="01ad69a5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af7038" officeooo:paragraph-rsid="01af7038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b02d74" officeooo:paragraph-rsid="01b02d74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1a9ab56" officeooo:paragraph-rsid="01a9f0e9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1a92b87" officeooo:paragraph-rsid="01a92b87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17f27c9" officeooo:paragraph-rsid="01a0d826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17f27c9" officeooo:paragraph-rsid="01a1acb6" style:font-size-asian="12pt" style:font-weight-asian="normal" style:font-size-complex="12pt" style:font-weight-complex="normal"/>
    </style:style>
    <style:style style:name="P58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59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0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1" style:family="paragraph" style:parent-style-name="Text_20_body">
      <style:paragraph-properties fo:text-align="start" style:justify-single-word="false"/>
      <style:text-properties officeooo:paragraph-rsid="001756f7"/>
    </style:style>
    <style:style style:name="P62" style:family="paragraph" style:parent-style-name="Text_20_body">
      <style:text-properties officeooo:rsid="02e82a24" officeooo:paragraph-rsid="001756f7" style:font-size-asian="12pt"/>
    </style:style>
    <style:style style:name="P63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9" style:family="paragraph" style:parent-style-name="Text_20_body">
      <style:text-properties officeooo:rsid="02e82a24" officeooo:paragraph-rsid="00bb0ca2" style:font-size-asian="12pt"/>
    </style:style>
    <style:style style:name="P70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1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2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3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4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a48b7c"/>
    </style:style>
    <style:style style:name="T127" style:family="text">
      <style:text-properties officeooo:rsid="01af23a1"/>
    </style:style>
    <style:style style:name="T128" style:family="text">
      <style:text-properties officeooo:rsid="01b02d74"/>
    </style:style>
    <style:style style:name="T129" style:family="text">
      <style:text-properties officeooo:rsid="01b1464c"/>
    </style:style>
    <style:style style:name="T130" style:family="text">
      <style:text-properties officeooo:rsid="01a59da4"/>
    </style:style>
    <style:style style:name="T131" style:family="text">
      <style:text-properties officeooo:rsid="01a5da43"/>
    </style:style>
    <style:style style:name="T132" style:family="text">
      <style:text-properties officeooo:rsid="01a6bb01"/>
    </style:style>
    <style:style style:name="T133" style:family="text">
      <style:text-properties officeooo:rsid="01a9f0e9"/>
    </style:style>
    <style:style style:name="T134" style:family="text">
      <style:text-properties officeooo:rsid="01abe3a7"/>
    </style:style>
    <style:style style:name="T135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36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37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38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39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40" style:family="text">
      <style:text-properties officeooo:rsid="038d9d4d"/>
    </style:style>
    <style:style style:name="T141" style:family="text">
      <style:text-properties officeooo:rsid="038dd9cf"/>
    </style:style>
    <style:style style:name="T142" style:family="text">
      <style:text-properties officeooo:rsid="0025668c"/>
    </style:style>
    <style:style style:name="T143" style:family="text">
      <style:text-properties fo:font-weight="normal" style:font-weight-asian="normal" style:font-weight-complex="normal"/>
    </style:style>
    <style:style style:name="T14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8" style:family="text">
      <style:text-properties fo:font-style="normal" style:font-style-asian="normal" style:font-style-complex="normal"/>
    </style:style>
    <style:style style:name="T149" style:family="text">
      <style:text-properties officeooo:rsid="00bb3130"/>
    </style:style>
    <style:style style:name="T150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</text:span>) – <text:span text:style-name="T126">Patch and Vulnerability Management</text:span></text:p>
      <text:p text:style-name="P50">Given the low scale of the enterprise as well as the lack of any formal development processes, CI/CD pipelines, or staging environments, the most <text:span text:style-name="T127">realistic way of carrying out OS (Operating System) updates, security patches, or dependency updates, is manual testing and deployment by our volunteer developer.</text:span></text:p>
      <text:p text:style-name="P50"/>
      <text:p text:style-name="P51">To recreate an accurate environment, the developer will make a Docker image of the system, <text:span text:style-name="T128">run it, manually carry out the changes required, and test the application. </text:span><text:span text:style-name="T129">To streamline the process, additional tools such as … will be used.</text:span></text:p>
      <text:p text:style-name="P51"/>
      <text:p text:style-name="P52">If the result of the test is satisfactory (i.e. everything works as intended), </text:p>
      <text:p text:style-name="P51"/>
      <text:p text:style-name="P53"/>
      <text:p text:style-name="P53"/>
      <text:p text:style-name="P53">The system will periodically go down in order to patch and update. Before doing so, a warning alert will be issued to all registered rescuers and team leaders. <text:span text:style-name="T130">The alert will be issued </text:span><text:span text:style-name="T131">24</text:span><text:span text:style-name="T130"> hour</text:span><text:span text:style-name="T131">s</text:span><text:span text:style-name="T130"> before the scheduled reset </text:span><text:span text:style-name="T132">to allow plenty time for adjustments in strategies and adaptation to the inconvenience.</text:span></text:p>
      <text:p text:style-name="P53"/>
      <text:p text:style-name="P54">Since the VPS runs Ubuntu LTS, <text:span text:style-name="T133">security patches released for newer versions of the system are backported, fixing vulnerabilities without changing the environment’s expected behaviour (</text:span><text:span text:style-name="T134">Ubuntu, n.d.</text:span><text:span text:style-name="T133">)</text:span></text:p>
      <text:p text:style-name="P54"/>
      <text:p text:style-name="P54">security patches can be carried out </text:p>
      <text:p text:style-name="P55">Once the system goes down, a trial attempt will be made at automated system updates and security patches. If for whatever reason the </text:p>
      <text:p text:style-name="P53"/>
      <text:p text:style-name="P53"/>
      <text:p text:style-name="P53">The VPS is running Ubuntu 24.04 LTS. The support for this OS (Operating System) has ended in </text:p>
      <text:p text:style-name="P53"/>
      <text:p text:style-name="P56">good</text:p>
      <text:p text:style-name="P57">good</text:p>
      <text:p text:style-name="P25"/>
      <text:p text:style-name="P25"/>
      <text:list text:style-name="WWNum5">
        <text:list-item text:start-value="1">
          <text:p text:style-name="P58">Currently hosted on a single VPS (Virtual Private Server) running Ubuntu, with a PostgreSQL database on the same machine. The VPS costs the charity approximately £25/month.</text:p>
        </text:list-item>
        <text:list-item>
          <text:p text:style-name="P58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59"/>
      <text:p text:style-name="P25"/>
      <text:p text:style-name="P60">References</text:p>
      <text:p text:style-name="P61"><text:soft-page-break/><text:span text:style-name="Strong_20_Emphasis"><text:span text:style-name="T135">GD</text:span></text:span><text:span text:style-name="Strong_20_Emphasis"><text:span text:style-name="T136">P</text:span></text:span><text:span text:style-name="Strong_20_Emphasis"><text:span text:style-name="T135">R</text:span></text:span><text:span text:style-name="T137"> (</text:span>2018<text:span text:style-name="T137">) </text:span><text:span text:style-name="Emphasis"><text:span text:style-name="T137">General Data Protection Regulation.</text:span></text:span><text:span text:style-name="T137"> Available at: </text:span><text:a xlink:type="simple" xlink:href="https://gdpr-info.eu/" text:style-name="Internet_20_link" text:visited-style-name="Visited_20_Internet_20_Link"><text:span text:style-name="T137">https://gdpr-info.eu/</text:span></text:a><text:span text:style-name="T137"> (</text:span><text:span text:style-name="T138">Accessed: </text:span><text:span text:style-name="T139">5 </text:span><text:span text:style-name="T138"><text:s/></text:span><text:span text:style-name="T139">May</text:span><text:span text:style-name="T138"> 2026</text:span><text:span text:style-name="T137">).</text:span></text:p>
      <text:p text:style-name="P62"><text:span text:style-name="Strong_20_Emphasis">Data Protection Act 2018</text:span> (2018) <text:span text:style-name="Emphasis">c.12.</text:span> London: The Stationery Office. <text:span text:style-name="T140">Available at: </text:span><text:a xlink:type="simple" xlink:href="https://www.legislation.gov.uk/ukpga/2018/12" text:style-name="Internet_20_link" text:visited-style-name="Visited_20_Internet_20_Link"><text:span text:style-name="T140">https://www.legislation.gov.uk/ukpga/2018/12</text:span></text:a><text:span text:style-name="T140"> </text:span><text:span text:style-name="T141">(Accessed: </text:span><text:span text:style-name="T142">5 May</text:span><text:span text:style-name="T141"> 2026).</text:span></text:p>
      <text:p text:style-name="P63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41">Accessed: </text:span><text:span text:style-name="T142">5</text:span><text:span text:style-name="T141"> </text:span><text:span text:style-name="T142">May</text:span><text:span text:style-name="T141"> 2026</text:span>).</text:p>
      <text:p text:style-name="P64">National Cyber Security Centre <text:span text:style-name="T143">(2021) </text:span><text:span text:style-name="T144">Top tips for staying secure online.</text:span><text:span text:style-name="T143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43">https://www.ncsc.gov.uk/collection/top-tips-for-staying-secure-online/always-back-up-your-most-important-data#section_3</text:span></text:a><text:span text:style-name="T143"> (Accessed 5 May 2026).</text:span></text:p>
      <text:p text:style-name="P65"><text:span text:style-name="T145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6">Rubber Duck Debugging <text:span text:style-name="T143">(n.d.) </text:span><text:span text:style-name="T144">Debugging Software with a Rubber Ducky. </text:span><text:span text:style-name="T146">Available at: </text:span><text:a xlink:type="simple" xlink:href="https://rubberduckdebugging.com/" text:style-name="Internet_20_link" text:visited-style-name="Visited_20_Internet_20_Link"><text:span text:style-name="T146">https://rubberduckdebugging.com/</text:span></text:a><text:span text:style-name="T146"> (Accessed: 5 May 2026)</text:span></text:p>
      <text:p text:style-name="P67"><text:span text:style-name="T147">Luka Netzler, Brian Lovell</text:span><text:span text:style-name="T148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68">Christoph Bamberg, Julia Reinchenberger, Jens Blechert <text:span text:style-name="T143">(2025) </text:span><text:span text:style-name="T144">Stable cognitive performance while adapting to intermittent fasting: A randomised controlled trial</text:span><text:span text:style-name="T146">. Available at: </text:span><text:a xlink:type="simple" xlink:href="https://journals.sagepub.com/doi/10.1177/13591053251351204" text:style-name="Internet_20_link" text:visited-style-name="Visited_20_Internet_20_Link"><text:span text:style-name="T146">https://journals.sagepub.com/doi/10.1177/13591053251351204</text:span></text:a><text:span text:style-name="T146"> (Accessed: 5 May 2026).</text:span></text:p>
      <text:p text:style-name="P69"><text:span text:style-name="Strong_20_Emphasis">Information Commissioner’s Office (ICO)</text:span> (2024<text:span text:style-name="T149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41">Accessed: </text:span><text:span text:style-name="T150">5 May </text:span><text:span text:style-name="T141">2026</text:span>).</text:p>
      <text:p text:style-name="P70">Dominik H Pesta, Varman T Samuel <text:span text:style-name="T143">(2014) </text:span><text:span text:style-name="T144">A high-protein diet for reducing body fat: mechanisms and possible caveats.</text:span><text:span text:style-name="T143"> Available at: </text:span><text:a xlink:type="simple" xlink:href="https://link.springer.com/article/10.1186/1743-7075-11-53" text:style-name="Internet_20_link" text:visited-style-name="Visited_20_Internet_20_Link"><text:span text:style-name="T143">https://link.springer.com/article/10.1186/1743-7075-11-53</text:span></text:a><text:span text:style-name="T143"> (Accessed: 5 May 2026).</text:span></text:p>
      <text:p text:style-name="P71"/>
      <text:p text:style-name="P72">Craig A. Williamson, Jari J. Morganti, Hannah E. Smithson <text:span text:style-name="T143">(2023) </text:span><text:span text:style-name="T144">Bright-light distractions and visual performance</text:span><text:span text:style-name="T143">. Available at: </text:span><text:a xlink:type="simple" xlink:href="https://www.frontiersin.org/journals/psychology/articles/10.3389/fpsyg.2023.1088975/full" text:style-name="Internet_20_link" text:visited-style-name="Visited_20_Internet_20_Link"><text:span text:style-name="T143">https://www.frontiersin.org/journals/psychology/articles/10.3389/fpsyg.2023.1088975/full</text:span></text:a><text:span text:style-name="T143"> (Accessed: 5 May 2026).</text:span></text:p>
      <text:p text:style-name="P73"/>
      <text:p text:style-name="P74">Ning Ding, Daniel Wagner, Xiaomeng Chen, Abhinav Pathak, Y. Charlie Hu, Andrew Rice <text:span text:style-name="T143">(2013) </text:span><text:span text:style-name="T144">Characterizing and modeling the impact of wireless signal strength on smartphone battery drain. </text:span><text:span text:style-name="T146">Available at: </text:span><text:a xlink:type="simple" xlink:href="https://dl.acm.org/doi/10.1145/2494232.2466586" text:style-name="Internet_20_link" text:visited-style-name="Visited_20_Internet_20_Link"><text:span text:style-name="T146">https://dl.acm.org/doi/10.1145/2494232.2466586</text:span></text:a><text:span text:style-name="T146"> (Accessed: 5 May 2026)</text:span></text:p>
      <text:p text:style-name="P75"/>
      <text:p text:style-name="P76">The Postman Team <text:span text:style-name="T143">(2025) </text:span><text:span text:style-name="T144">What are HTTP status codes? Complete Guide for API Developers</text:span><text:span text:style-name="T143">. Available at: </text:span><text:a xlink:type="simple" xlink:href="https://blog.postman.com/what-are-http-status-codes/" text:style-name="Internet_20_link" text:visited-style-name="Visited_20_Internet_20_Link"><text:span text:style-name="T143">https://blog.postman.com/what-are-http-status-codes/</text:span></text:a><text:span text:style-name="T143"> (Accessed: 6 May 2026)</text:span></text:p>
      <text:p text:style-name="P77"/>
      <text:p text:style-name="P78">Ubuntu <text:span text:style-name="T143">(n.d.) </text:span><text:span text:style-name="T144">Vulnerability management tools in Ubuntu.</text:span><text:span text:style-name="T146"> Available at: </text:span><text:a xlink:type="simple" xlink:href="https://ubuntu.com/security/vulnerability-management" text:style-name="Internet_20_link" text:visited-style-name="Visited_20_Internet_20_Link"><text:span text:style-name="T146">https://ubuntu.com/security/vulnerability-management</text:span></text:a><text:span text:style-name="T146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2:26:54.583429690</dc:date>
    <meta:editing-duration>PT12H39M13S</meta:editing-duration>
    <meta:editing-cycles>309</meta:editing-cycles>
    <meta:document-statistic meta:table-count="0" meta:image-count="0" meta:object-count="0" meta:page-count="6" meta:paragraph-count="72" meta:word-count="2025" meta:character-count="13880" meta:non-whitespace-character-count="11920"/>
  </office:meta>
</office:document-meta>
</file>